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5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>
            <text:p>Puntos estimados</text:p>
          </table:table-cell>
          <table:table-cell office:value-type="string">
            <text:p>Puntos reales</text:p>
          </table:table-cell>
        </table:table-row>
        <table:table-row table:style-name="ro2">
          <table:table-cell/>
          <table:table-cell office:value-type="date" office:date-value="2014-09-05">
            <text:p>05/09/14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/>
          <table:table-cell office:value-type="date" office:date-value="2014-09-09">
            <text:p>09/09/1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</table:table-row>
        <table:table-row table:style-name="ro2">
          <table:table-cell/>
          <table:table-cell office:value-type="date" office:date-value="2014-09-13">
            <text:p>13/09/14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</table:table-row>
        <table:table-row table:style-name="ro2">
          <table:table-cell/>
          <table:table-cell office:value-type="date" office:date-value="2014-09-17">
            <text:p>17/09/14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2">
          <table:table-cell/>
          <table:table-cell office:value-type="date" office:date-value="2014-09-21">
            <text:p>21/09/1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2">
          <table:table-cell/>
          <table:table-cell office:value-type="date" office:date-value="2014-09-25">
            <text:p>25/09/1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date" office:date-value="2014-09-29">
            <text:p>29/09/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date" office:date-value="2014-10-03">
            <text:p>03/10/14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6:51:17</meta:creation-date>
    <dc:date>2014-10-02T16:59:46</dc:date>
    <meta:editing-duration>P0D</meta:editing-duration>
    <meta:editing-cycles>1</meta:editing-cycles>
    <meta:document-statistic meta:table-count="3" meta:cell-count="26" meta:object-count="0"/>
    <meta:generator>LibreOffice/3.5$Linux_X86_64 LibreOffice_project/350m1$Build-2</meta:generator>
  </office:meta>
</office:document-meta>
</file>